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6bd4" officeooo:paragraph-rsid="000f6b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gas HTML dan CSS</text:p>
      <text:p text:style-name="P1">pembuat: Amirul Mu’minin</text:p>
      <text:p text:style-name="P1"/>
      <text:p text:style-name="P1">Spesifikasi:</text:p>
      <text:p text:style-name="P1">1. menggunakan framework tailwind css</text:p>
      <text:p text:style-name="P1">2. sudah responsive</text:p>
      <text:p text:style-name="P1">3. menggunakan material icon dari font.google</text:p>
      <text:p text:style-name="P1">4. layouting menggunakan flexbox</text:p>
      <text:p text:style-name="P1">5. implementasi dari beberapa position penting (relative, absolute, sticky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20:06:09.431188297</meta:creation-date>
    <dc:date>2022-12-26T20:10:53.407124387</dc:date>
    <meta:editing-duration>PT4M47S</meta:editing-duration>
    <meta:editing-cycles>1</meta:editing-cycles>
    <meta:document-statistic meta:table-count="0" meta:image-count="0" meta:object-count="0" meta:page-count="1" meta:paragraph-count="8" meta:word-count="35" meta:character-count="262" meta:non-whitespace-character-count="235"/>
    <meta:generator>LibreOffice/7.3.6.2$Linux_X86_64 LibreOffice_project/30$Build-2</meta:generator>
  </office:meta>
</office:document-meta>
</file>